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3346in"/>
    </style:style>
    <style:style style:name="co6" style:family="table-column">
      <style:table-column-properties fo:break-before="auto" style:column-width="0.3417in"/>
    </style:style>
    <style:style style:name="co7" style:family="table-column">
      <style:table-column-properties fo:break-before="auto" style:column-width="0.2075in"/>
    </style:style>
    <style:style style:name="co8" style:family="table-column">
      <style:table-column-properties fo:break-before="auto" style:column-width="0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rteria4.scf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GO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formula="of:=[.A9]" office:value-type="string" office:string-value="p1" calcext:value-type="string">
            <text:p>p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1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2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formula="of:=[.A14]" office:value-type="string" office:string-value="p2" calcext:value-type="string">
            <text:p>p2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5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5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6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6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7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7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8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8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/>
          <table:table-cell table:formula="of:=[.A19]" office:value-type="string" office:string-value="p3" calcext:value-type="string">
            <text:p>p3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20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2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3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/>
          <table:table-cell table:formula="of:=[.A24]" office:value-type="string" office:string-value="p4" calcext:value-type="string">
            <text:p>p4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25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6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7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8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/>
          <table:table-cell table:formula="of:=[.A29]" office:value-type="string" office:string-value="p5" calcext:value-type="string">
            <text:p>p5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0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0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1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1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2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3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/>
          <table:table-cell table:formula="of:=[.A34]" office:value-type="string" office:string-value="p6" calcext:value-type="string">
            <text:p>p6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5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6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7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8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orteria</text:p>
          </table:table-cell>
          <table:table-cell/>
          <table:table-cell table:formula="of:=[.A39]" office:value-type="string" office:string-value="porteria" calcext:value-type="string">
            <text:p>porteria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4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4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/>
          <table:table-cell table:formula="of:=[.A44]" office:value-type="string" office:string-value="fuera" calcext:value-type="string">
            <text:p>fuer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45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4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4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6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[</text:p>
          </table:table-cell>
          <table:table-cell table:formula="of:=[.A47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7]/[.$B$6]" office:value-type="float" office:value="0.683" calcext:value-type="float">
            <text:p>0.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48]/[.$B$5]" office:value-type="float" office:value="0.866132723112128" calcext:value-type="float">
            <text:p>0.866132723112128</text:p>
          </table:table-cell>
          <table:table-cell office:value-type="string" calcext:value-type="string">
            <text:p>, </text:p>
          </table:table-cell>
          <table:table-cell table:formula="of:=[.B4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9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9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0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5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1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52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3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5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[</text:p>
          </table:table-cell>
          <table:table-cell table:formula="of:=[.A5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4]/[.$B$6]" office:value-type="float" office:value="0.653" calcext:value-type="float">
            <text:p>0.65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formula="of:=[.A55]" office:value-type="string" office:string-value="a1" calcext:value-type="string">
            <text:p>a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56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5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57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57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8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5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5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5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60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60]/[.$B$6]" office:value-type="float" office:value="0.568" calcext:value-type="float">
            <text:p>0.56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formula="of:=[.A61]" office:value-type="string" office:string-value="a2" calcext:value-type="string">
            <text:p>a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2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3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63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6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64]/[.$B$6]" office:value-type="float" office:value="0.588" calcext:value-type="float">
            <text:p>0.58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formula="of:=[.A65]" office:value-type="string" office:string-value="a3" calcext:value-type="string">
            <text:p>a3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6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6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6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8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6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[</text:p>
          </table:table-cell>
          <table:table-cell table:formula="of:=[.A69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69]/[.$B$6]" office:value-type="float" office:value="0.609" calcext:value-type="float">
            <text:p>0.60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0]/[.$B$5]" office:value-type="float" office:value="0.417048054919909" calcext:value-type="float">
            <text:p>0.417048054919909</text:p>
          </table:table-cell>
          <table:table-cell office:value-type="string" calcext:value-type="string">
            <text:p>, </text:p>
          </table:table-cell>
          <table:table-cell table:formula="of:=[.B7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1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71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formula="of:=[.A72]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3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4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4]/[.$B$6]" office:value-type="float" office:value="0.59" calcext:value-type="float">
            <text:p>0.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5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75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formula="of:=[.A76]" office:value-type="string" office:string-value="a5" calcext:value-type="string">
            <text:p>a5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78]/[.$B$5]" office:value-type="float" office:value="0.767162471395881" calcext:value-type="float">
            <text:p>0.767162471395881</text:p>
          </table:table-cell>
          <table:table-cell office:value-type="string" calcext:value-type="string">
            <text:p>, </text:p>
          </table:table-cell>
          <table:table-cell table:formula="of:=[.B7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9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9]/[.$B$6]" office:value-type="float" office:value="0.59" calcext:value-type="float">
            <text:p>0.59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formula="of:=[.A80]" office:value-type="string" office:string-value="a6" calcext:value-type="string">
            <text:p>a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81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81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82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8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83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83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8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4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85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85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[</text:p>
          </table:table-cell>
          <table:table-cell table:formula="of:=[.A86]/[.$B$5]" office:value-type="float" office:value="0.0429061784897025" calcext:value-type="float">
            <text:p>0.042906178489703</text:p>
          </table:table-cell>
          <table:table-cell office:value-type="string" calcext:value-type="string">
            <text:p>, </text:p>
          </table:table-cell>
          <table:table-cell table:formula="of:=[.B86]/[.$B$6]" office:value-type="float" office:value="0.678" calcext:value-type="float">
            <text:p>0.67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[</text:p>
          </table:table-cell>
          <table:table-cell table:formula="of:=[.A87]/[.$B$5]" office:value-type="float" office:value="0.0234553775743707" calcext:value-type="float">
            <text:p>0.023455377574371</text:p>
          </table:table-cell>
          <table:table-cell office:value-type="string" calcext:value-type="string">
            <text:p>, </text:p>
          </table:table-cell>
          <table:table-cell table:formula="of:=[.B87]/[.$B$6]" office:value-type="float" office:value="0.636" calcext:value-type="float">
            <text:p>0.63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table:formula="of:=[.A88]" office:value-type="string" office:string-value="a7" calcext:value-type="string">
            <text:p>a7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[</text:p>
          </table:table-cell>
          <table:table-cell table:formula="of:=[.A8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0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91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91]/[.$B$6]" office:value-type="float" office:value="0.797" calcext:value-type="float">
            <text:p>0.79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</text:p>
          </table:table-cell>
          <table:table-cell table:formula="of:=[.A92]/[.$B$5]" office:value-type="float" office:value="0.119565217391304" calcext:value-type="float">
            <text:p>0.119565217391304</text:p>
          </table:table-cell>
          <table:table-cell office:value-type="string" calcext:value-type="string">
            <text:p>, </text:p>
          </table:table-cell>
          <table:table-cell table:formula="of:=[.B92]/[.$B$6]" office:value-type="float" office:value="0.773" calcext:value-type="float">
            <text:p>0.77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93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93]/[.$B$6]" office:value-type="float" office:value="0.713" calcext:value-type="float">
            <text:p>0.71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table:formula="of:=[.A94]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[</text:p>
          </table:table-cell>
          <table:table-cell table:formula="of:=[.A95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5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[</text:p>
          </table:table-cell>
          <table:table-cell table:formula="of:=[.A96]/[.$B$5]" office:value-type="float" office:value="0.432494279176201" calcext:value-type="float">
            <text:p>0.432494279176201</text:p>
          </table:table-cell>
          <table:table-cell office:value-type="string" calcext:value-type="string">
            <text:p>, </text:p>
          </table:table-cell>
          <table:table-cell table:formula="of:=[.B96]/[.$B$6]" office:value-type="float" office:value="0.608" calcext:value-type="float">
            <text:p>0.6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[</text:p>
          </table:table-cell>
          <table:table-cell table:formula="of:=[.A97]/[.$B$5]" office:value-type="float" office:value="0.477116704805492" calcext:value-type="float">
            <text:p>0.477116704805492</text:p>
          </table:table-cell>
          <table:table-cell office:value-type="string" calcext:value-type="string">
            <text:p>, </text:p>
          </table:table-cell>
          <table:table-cell table:formula="of:=[.B97]/[.$B$6]" office:value-type="float" office:value="0.605" calcext:value-type="float">
            <text:p>0.60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8]/[.$B$5]" office:value-type="float" office:value="0.570938215102975" calcext:value-type="float">
            <text:p>0.570938215102975</text:p>
          </table:table-cell>
          <table:table-cell office:value-type="string" calcext:value-type="string">
            <text:p>, </text:p>
          </table:table-cell>
          <table:table-cell table:formula="of:=[.B9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9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99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[</text:p>
          </table:table-cell>
          <table:table-cell table:formula="of:=[.A100]/[.$B$5]" office:value-type="float" office:value="0.768306636155606" calcext:value-type="float">
            <text:p>0.768306636155606</text:p>
          </table:table-cell>
          <table:table-cell office:value-type="string" calcext:value-type="string">
            <text:p>, </text:p>
          </table:table-cell>
          <table:table-cell table:formula="of:=[.B100]/[.$B$6]" office:value-type="float" office:value="0.791" calcext:value-type="float">
            <text:p>0.79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[</text:p>
          </table:table-cell>
          <table:table-cell table:formula="of:=[.A101]/[.$B$5]" office:value-type="float" office:value="0.617848970251716" calcext:value-type="float">
            <text:p>0.617848970251716</text:p>
          </table:table-cell>
          <table:table-cell office:value-type="string" calcext:value-type="string">
            <text:p>, </text:p>
          </table:table-cell>
          <table:table-cell table:formula="of:=[.B101]/[.$B$6]" office:value-type="float" office:value="0.803" calcext:value-type="float">
            <text:p>0.8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102]/[.$B$5]" office:value-type="float" office:value="0.490846681922197" calcext:value-type="float">
            <text:p>0.490846681922197</text:p>
          </table:table-cell>
          <table:table-cell office:value-type="string" calcext:value-type="string">
            <text:p>, </text:p>
          </table:table-cell>
          <table:table-cell table:formula="of:=[.B102]/[.$B$6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[</text:p>
          </table:table-cell>
          <table:table-cell table:formula="of:=[.A103]/[.$B$5]" office:value-type="float" office:value="0.354691075514874" calcext:value-type="float">
            <text:p>0.354691075514874</text:p>
          </table:table-cell>
          <table:table-cell office:value-type="string" calcext:value-type="string">
            <text:p>, </text:p>
          </table:table-cell>
          <table:table-cell table:formula="of:=[.B103]/[.$B$6]" office:value-type="float" office:value="0.8" calcext:value-type="float">
            <text:p>0.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104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104]/[.$B$6]" office:value-type="float" office:value="0.797" calcext:value-type="float">
            <text:p>0.79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table:formula="of:=[.A105]" office:value-type="string" office:string-value="c1" calcext:value-type="string">
            <text:p>c1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[</text:p>
          </table:table-cell>
          <table:table-cell table:formula="of:=[.A106]/[.$B$5]" office:value-type="float" office:value="0.456521739130435" calcext:value-type="float">
            <text:p>0.456521739130435</text:p>
          </table:table-cell>
          <table:table-cell office:value-type="string" calcext:value-type="string">
            <text:p>, </text:p>
          </table:table-cell>
          <table:table-cell table:formula="of:=[.B106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</text:p>
          </table:table-cell>
          <table:table-cell table:formula="of:=[.A107]/[.$B$5]" office:value-type="float" office:value="0.507437070938215" calcext:value-type="float">
            <text:p>0.507437070938215</text:p>
          </table:table-cell>
          <table:table-cell office:value-type="string" calcext:value-type="string">
            <text:p>, </text:p>
          </table:table-cell>
          <table:table-cell table:formula="of:=[.B107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[</text:p>
          </table:table-cell>
          <table:table-cell table:formula="of:=[.A108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108]/[.$B$6]" office:value-type="float" office:value="0.672" calcext:value-type="float">
            <text:p>0.67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109]/[.$B$5]" office:value-type="float" office:value="0.556064073226545" calcext:value-type="float">
            <text:p>0.556064073226545</text:p>
          </table:table-cell>
          <table:table-cell office:value-type="string" calcext:value-type="string">
            <text:p>, </text:p>
          </table:table-cell>
          <table:table-cell table:formula="of:=[.B109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[</text:p>
          </table:table-cell>
          <table:table-cell table:formula="of:=[.A110]/[.$B$5]" office:value-type="float" office:value="0.519450800915332" calcext:value-type="float">
            <text:p>0.519450800915332</text:p>
          </table:table-cell>
          <table:table-cell office:value-type="string" calcext:value-type="string">
            <text:p>, </text:p>
          </table:table-cell>
          <table:table-cell table:formula="of:=[.B110]/[.$B$6]" office:value-type="float" office:value="0.726" calcext:value-type="float">
            <text:p>0.72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</text:p>
          </table:table-cell>
          <table:table-cell table:formula="of:=[.A111]/[.$B$5]" office:value-type="float" office:value="0.404462242562929" calcext:value-type="float">
            <text:p>0.404462242562929</text:p>
          </table:table-cell>
          <table:table-cell office:value-type="string" calcext:value-type="string">
            <text:p>, </text:p>
          </table:table-cell>
          <table:table-cell table:formula="of:=[.B111]/[.$B$6]" office:value-type="float" office:value="0.723" calcext:value-type="float">
            <text:p>0.72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[</text:p>
          </table:table-cell>
          <table:table-cell table:formula="of:=[.A112]/[.$B$5]" office:value-type="float" office:value="0.42162471395881" calcext:value-type="float">
            <text:p>0.42162471395881</text:p>
          </table:table-cell>
          <table:table-cell office:value-type="string" calcext:value-type="string">
            <text:p>, </text:p>
          </table:table-cell>
          <table:table-cell table:formula="of:=[.B112]/[.$B$6]" office:value-type="float" office:value="0.704" calcext:value-type="float">
            <text:p>0.704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right_side</text:p>
          </table:table-cell>
          <table:table-cell/>
          <table:table-cell table:formula="of:=[.A113]" office:value-type="string" office:string-value="right_side" calcext:value-type="string">
            <text:p>right_sid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15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6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7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table:formula="of:=[.A118]" office:value-type="string" office:string-value="center" calcext:value-type="string">
            <text:p>center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9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9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0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0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1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1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2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22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left_side</text:p>
          </table:table-cell>
          <table:table-cell/>
          <table:table-cell table:formula="of:=[.A123]" office:value-type="string" office:string-value="left_side" calcext:value-type="string">
            <text:p>left_side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24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5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7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</table:table>
      <table:table table:name="porteria5.svg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_left</text:p>
          </table:table-cell>
          <table:table-cell/>
          <table:table-cell table:formula="of:=[.A7]" office:value-type="string" office:string-value="top_left" calcext:value-type="string">
            <text:p>top_left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8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9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9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0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0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11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top_center</text:p>
          </table:table-cell>
          <table:table-cell/>
          <table:table-cell table:formula="of:=[.A12]" office:value-type="string" office:string-value="top_center" calcext:value-type="string">
            <text:p>top_center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13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3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</text:p>
          </table:table-cell>
          <table:table-cell table:formula="of:=[.A14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4]/[.$B$5]" office:value-type="float" office:value="0.141" calcext:value-type="float">
            <text:p>0.14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5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5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6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6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top_right</text:p>
          </table:table-cell>
          <table:table-cell/>
          <table:table-cell table:formula="of:=[.A17]" office:value-type="string" office:string-value="top_right" calcext:value-type="string">
            <text:p>top_right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[</text:p>
          </table:table-cell>
          <table:table-cell table:formula="of:=[.A18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8]/[.$B$5]" office:value-type="float" office:value="0.141" calcext:value-type="float">
            <text:p>0.14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</text:p>
          </table:table-cell>
          <table:table-cell table:formula="of:=[.A1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19]/[.$B$5]" office:value-type="float" office:value="0.141" calcext:value-type="float">
            <text:p>0.14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20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1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21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20:00:53.734548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1:36:35.964787038</meta:creation-date>
    <dc:date>2022-06-02T20:14:39.633746319</dc:date>
    <meta:editing-duration>PT48M13S</meta:editing-duration>
    <meta:editing-cycles>8</meta:editing-cycles>
    <meta:generator>LibreOffice/6.4.7.2$Linux_X86_64 LibreOffice_project/40$Build-2</meta:generator>
    <meta:document-statistic meta:table-count="2" meta:cell-count="834" meta:object-count="0"/>
  </office:meta>
</office:document-meta>
</file>